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2c28"/>
    </style:style>
    <style:style style:name="P2" style:family="paragraph" style:parent-style-name="Standard">
      <style:text-properties officeooo:paragraph-rsid="001ea6c7"/>
    </style:style>
    <style:style style:name="P3" style:family="paragraph" style:parent-style-name="Standard">
      <style:text-properties fo:language="de" fo:country="DE" officeooo:rsid="0020b599" officeooo:paragraph-rsid="0020b599"/>
    </style:style>
    <style:style style:name="P4" style:family="paragraph" style:parent-style-name="Standard">
      <style:text-properties fo:language="en" fo:country="US" officeooo:rsid="001c0c11" officeooo:paragraph-rsid="001d2c28"/>
    </style:style>
    <style:style style:name="P5" style:family="paragraph" style:parent-style-name="Standard">
      <style:text-properties fo:language="en" fo:country="US" officeooo:rsid="001d2c28" officeooo:paragraph-rsid="001d2c28"/>
    </style:style>
    <style:style style:name="P6" style:family="paragraph" style:parent-style-name="Standard">
      <style:text-properties fo:language="en" fo:country="US" officeooo:rsid="001ea6c7" officeooo:paragraph-rsid="001ea6c7"/>
    </style:style>
    <style:style style:name="P7" style:family="paragraph" style:parent-style-name="Standard">
      <style:text-properties fo:language="en" fo:country="US" officeooo:rsid="002340a7" officeooo:paragraph-rsid="002340a7"/>
    </style:style>
    <style:style style:name="P8" style:family="paragraph" style:parent-style-name="Standard">
      <style:text-properties fo:language="en" fo:country="US" officeooo:rsid="001d2c28" officeooo:paragraph-rsid="001d2c28"/>
    </style:style>
    <style:style style:name="P9" style:family="paragraph" style:parent-style-name="Standard">
      <style:text-properties fo:language="de" fo:country="DE" officeooo:rsid="0020b599" officeooo:paragraph-rsid="0020b599"/>
    </style:style>
    <style:style style:name="P10" style:family="paragraph" style:parent-style-name="Standard">
      <style:text-properties fo:language="de" fo:country="DE" officeooo:rsid="0023a45d" officeooo:paragraph-rsid="0023a45d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52f87"/>
    </style:style>
    <style:style style:name="T3" style:family="text">
      <style:text-properties fo:language="de" fo:country="DE" officeooo:rsid="001b20a7"/>
    </style:style>
    <style:style style:name="T4" style:family="text">
      <style:text-properties fo:language="de" fo:country="DE" officeooo:rsid="001d2c28"/>
    </style:style>
    <style:style style:name="T5" style:family="text">
      <style:text-properties fo:language="de" fo:country="DE" officeooo:rsid="0020b3e7"/>
    </style:style>
    <style:style style:name="T6" style:family="text">
      <style:text-properties fo:language="de" fo:country="DE" officeooo:rsid="0020b599"/>
    </style:style>
    <style:style style:name="T7" style:family="text">
      <style:text-properties fo:language="en" fo:country="US" officeooo:rsid="0016b4a5"/>
    </style:style>
    <style:style style:name="T8" style:family="text">
      <style:text-properties fo:language="en" fo:country="US" officeooo:rsid="0018b3fc"/>
    </style:style>
    <style:style style:name="T9" style:family="text">
      <style:text-properties fo:language="en" fo:country="US" officeooo:rsid="00152f87"/>
    </style:style>
    <style:style style:name="T10" style:family="text">
      <style:text-properties fo:language="en" fo:country="US" officeooo:rsid="0019e7b8"/>
    </style:style>
    <style:style style:name="T11" style:family="text">
      <style:text-properties fo:language="en" fo:country="US" officeooo:rsid="001d2c28"/>
    </style:style>
    <style:style style:name="T12" style:family="text">
      <style:text-properties fo:language="en" fo:country="US" officeooo:rsid="001c0c11"/>
    </style:style>
    <style:style style:name="T13" style:family="text">
      <style:text-properties fo:language="en" fo:country="US" officeooo:rsid="001ea6c7"/>
    </style:style>
    <style:style style:name="T14" style:family="text">
      <style:text-properties fo:language="en" fo:country="US" officeooo:rsid="001f2528"/>
    </style:style>
    <style:style style:name="T15" style:family="text">
      <style:text-properties fo:language="en" fo:country="US" officeooo:rsid="0020b3e7"/>
    </style:style>
    <style:style style:name="T16" style:family="text">
      <style:text-properties officeooo:rsid="00152f87"/>
    </style:style>
    <style:style style:name="T17" style:family="text">
      <style:text-properties officeooo:rsid="00224992"/>
    </style:style>
    <style:style style:name="T18" style:family="text">
      <style:text-properties officeooo:rsid="00226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MSYS2 64bit Installer von </text:span><text:a xlink:type="simple" xlink:href="http://msys2.github.io/" text:style-name="Internet_20_link" text:visited-style-name="Visited_20_Internet_20_Link"><text:span text:style-name="T16">http://msys2.github.io/</text:span></text:a><text:span text:style-name="T16"> runterladen und ausf</text:span><text:span text:style-name="T2">ühren</text:span></text:p>
      <text:p text:style-name="P1"/>
      <text:p text:style-name="P1"><text:span text:style-name="T4">I</text:span><text:span text:style-name="T2">n /etc/profile.d eine Datei proxy.sh mit folgendem Inhalt erstellen:<text:line-break/>export http_proxy=http://most:</text:span><text:span text:style-name="T1">hekundo28@proxy-emea.rsint.net</text:span><text:span text:style-name="T2">:80<text:line-break/>export https_proxy=$http_proxy<text:line-break/>export f</text:span><text:span text:style-name="T3">t</text:span><text:span text:style-name="T2">p_proxy=$http_proxy</text:span></text:p>
      <text:p text:style-name="P1"/>
      <text:p text:style-name="P1"><text:span text:style-name="T4">u</text:span><text:span text:style-name="T2">pdate-</text:span><text:span text:style-name="T9">core ausführen und evtl. </text:span><text:span text:style-name="T7">p</text:span><text:span text:style-name="T9">acman -Su </text:span><text:span text:style-name="T8">(danach ist update-core gelöscht?). </text:span><text:span text:style-name="T14">Es gibt auch einen grafischen Installer namens octopi.</text:span></text:p>
      <text:p text:style-name="P1"/>
      <text:p text:style-name="P1"><text:span text:style-name="T11">Q</text:span><text:span text:style-name="T10">tCreator installieren: pacman -S mingw-w64-x86_64-qt-creator. </text:span><text:span text:style-name="T15">Zieht schon sehr viele </text:span><text:span text:style-name="T5">gewünschte Pakete (Qt5, </text:span><text:span text:style-name="T6">gcc, make</text:span><text:span text:style-name="T5">) mit rein!</text:span></text:p>
      <text:p text:style-name="P3"><text:span text:style-name="T17">D</text:span>ann noch <text:span text:style-name="T17">die </text:span>optional <text:span text:style-name="T17">angezeigten </text:span>Pakete <text:span text:style-name="T18">mit </text:span>pacman -S mingw-w64-x86_64-gdb mingw-w64-x86_64-cmake <text:s/>mingw-w64-x86_64-clang installieren.</text:p>
      <text:p text:style-name="P3"/>
      <text:p text:style-name="P10">Git installieren mit pacman -S git</text:p>
      <text:p text:style-name="P10"/>
      <text:p text:style-name="P4">Git konfigurieren:<text:line-break/>git config --system user.name "Peter Most"<text:line-break/>git config --system core.autocrlf true<text:line-break/>git config --system push.default simple</text:p>
      <text:p text:style-name="P2"><text:span text:style-name="T12">S</text:span><text:span text:style-name="T13">cheinen noch config Befehle zu fehlen, denn die </text:span><text:span text:style-name="T11">/etc/gitconfig </text:span><text:span text:style-name="T13">sieht so </text:span><text:span text:style-name="T11">aus:<text:line-break/>[user]<text:line-break/><text:tab/>name = P. Most<text:line-break/><text:tab/>email = PMost@PERA-Software.com<text:line-break/>[http]<text:line-break/><text:tab/>proxy = http://most:hekundo28@proxy-emea.rsint.net:80<text:line-break/>[https]</text:span></text:p>
      <text:p text:style-name="P5"><text:tab/>proxy = https://most:hekundo28@proxy-emea.rsint.net:80</text:p>
      <text:p text:style-name="P5">[core]</text:p>
      <text:p text:style-name="P5"><text:tab/>autocrlf = true</text:p>
      <text:p text:style-name="P5">[push]</text:p>
      <text:p text:style-name="P5"><text:tab/>default = simple</text:p>
      <text:p text:style-name="P6"/>
      <text:p text:style-name="P7">Um die Abh<text:span text:style-name="T1">ängigkeiten von Qt-Applikation zu kopieren kann folgendes Script verwendet werden:</text:span></text:p>
      <text:p text:style-name="P7"><text:span text:style-name="T1">ldd </text:span>&lt;executable&gt;<text:span text:style-name="T1"> | grep "=&gt; /" | awk '{print $3}' | xargs -I '{}' cp -v '{}' /destination</text:span></text:p>
      <text:p text:style-name="P7">von <text:a xlink:type="simple" xlink:href="http://www.commandlinefu.com/commands/using/ldd" text:style-name="Internet_20_link" text:visited-style-name="Visited_20_Internet_20_Link">http://www.commandlinefu.com/commands/using/ldd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8S</meta:editing-duration>
    <meta:editing-cycles>17</meta:editing-cycles>
    <meta:generator>LibreOffice/4.3.2.2$Windows_x86 LibreOffice_project/edfb5295ba211bd31ad47d0bad0118690f76407d</meta:generator>
    <dc:date>2016-04-01T17:37:48.913000000</dc:date>
    <dc:creator>Peter Most</dc:creator>
    <meta:document-statistic meta:table-count="0" meta:image-count="0" meta:object-count="0" meta:page-count="1" meta:paragraph-count="16" meta:word-count="165" meta:character-count="1377" meta:non-whitespace-character-count="1224"/>
    <meta:user-defined meta:name="Info 1"/>
    <meta:user-defined meta:name="Info 2"/>
    <meta:user-defined meta:name="Info 3"/>
    <meta:user-defined meta:name="Info 4"/>
  </office:meta>
</office:document-meta>
</file>